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427cm" fo:margin-left="0cm" fo:margin-right="0.573cm" table:align="margins"/>
    </style:style>
    <style:style style:name="Table1.A" style:family="table-column">
      <style:table-column-properties style:column-width="2.663cm" style:rel-column-width="10625*"/>
    </style:style>
    <style:style style:name="Table1.B" style:family="table-column">
      <style:table-column-properties style:column-width="1.496cm" style:rel-column-width="5967*"/>
    </style:style>
    <style:style style:name="Table1.C" style:family="table-column">
      <style:table-column-properties style:column-width="1.383cm" style:rel-column-width="5516*"/>
    </style:style>
    <style:style style:name="Table1.E" style:family="table-column">
      <style:table-column-properties style:column-width="3.512cm" style:rel-column-width="14010*"/>
    </style:style>
    <style:style style:name="Table1.F" style:family="table-column">
      <style:table-column-properties style:column-width="5.992cm" style:rel-column-width="2390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5" style:family="paragraph" style:parent-style-name="Text_20_body">
      <style:text-properties fo:language="en" fo:country="IE" fo:font-style="normal" style:font-style-asian="normal" style:font-style-complex="normal"/>
    </style:style>
    <style:style style:name="P16" style:family="paragraph" style:parent-style-name="Text_20_body">
      <style:paragraph-properties fo:text-align="start" style:justify-single-word="false"/>
      <style:text-properties fo:language="en" fo:country="IE" fo:font-style="normal" style:font-style-asian="normal" style:font-style-complex="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margin-left="1.251cm" fo:margin-right="0cm" fo:text-indent="0cm" style:auto-text-indent="false"/>
    </style:style>
    <style:style style:name="P19"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0"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22" style:family="paragraph" style:parent-style-name="Text_20_body">
      <style:paragraph-properties fo:margin-left="1.251cm" fo:margin-right="0cm" fo:text-align="start" style:justify-single-word="false" fo:text-indent="0cm" style:auto-text-indent="false"/>
    </style:style>
    <style:style style:name="P23" style:family="paragraph" style:parent-style-name="Text_20_body">
      <style:paragraph-properties fo:text-align="justify" style:justify-single-word="false" fo:break-before="page"/>
      <style:text-properties fo:font-weight="normal" style:font-weight-asian="normal" style:font-weight-complex="normal"/>
    </style:style>
    <style:style style:name="P24" style:family="paragraph" style:parent-style-name="Text_20_body">
      <style:paragraph-properties fo:break-before="page"/>
      <style:text-properties fo:font-style="normal" style:font-style-asian="normal" style:font-style-complex="normal"/>
    </style:style>
    <style:style style:name="P25"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6" style:family="paragraph" style:parent-style-name="Konekirjoitusteksti">
      <style:paragraph-properties fo:text-align="start" style:justify-single-word="false"/>
    </style:style>
    <style:style style:name="P27" style:family="paragraph" style:parent-style-name="Konekirjoitusteksti">
      <style:paragraph-properties fo:text-align="start" style:justify-single-word="false"/>
      <style:text-properties fo:font-style="normal" style:font-style-asian="normal" style:font-style-complex="normal"/>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Konekirjoitusteksti">
      <style:paragraph-properties fo:background-color="#e6e6e6">
        <style:background-image/>
      </style:paragraph-properties>
      <style:text-properties style:font-name="Liberation Mono1" fo:language="zxx" fo:country="none" fo:font-style="normal" style:language-asian="zxx" style:country-asian="none" style:font-style-asian="normal" style:language-complex="zxx" style:country-complex="none" style:font-style-complex="normal"/>
    </style:style>
    <style:style style:name="P35"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36" style:family="paragraph" style:parent-style-name="Heading_20_1">
      <style:paragraph-properties fo:break-before="page"/>
    </style:style>
    <style:style style:name="P37" style:family="paragraph" style:parent-style-name="Heading_20_1">
      <style:paragraph-properties fo:text-align="justify" style:justify-single-word="false" fo:break-before="page"/>
    </style:style>
    <style:style style:name="P38" style:family="paragraph" style:parent-style-name="Heading_20_2">
      <style:paragraph-properties fo:text-align="justify" style:justify-single-word="false"/>
    </style:style>
    <style:style style:name="P39" style:family="paragraph" style:parent-style-name="Heading_20_2">
      <style:text-properties fo:font-style="normal" style:font-style-asian="normal" style:font-style-complex="normal"/>
    </style:style>
    <style:style style:name="P40" style:family="paragraph" style:parent-style-name="Heading_20_2">
      <style:paragraph-properties fo:break-before="page"/>
    </style:style>
    <style:style style:name="P41" style:family="paragraph" style:parent-style-name="Heading_20_2">
      <style:paragraph-properties fo:text-align="justify" style:justify-single-word="false" fo:break-before="page"/>
    </style:style>
    <style:style style:name="P42" style:family="paragraph" style:parent-style-name="Heading_20_2">
      <style:paragraph-properties fo:break-before="page"/>
      <style:text-properties fo:font-weight="bold" style:font-weight-asian="bold" style:font-weight-complex="bold"/>
    </style:style>
    <style:style style:name="P43" style:family="paragraph" style:parent-style-name="Heading_20_2">
      <style:paragraph-properties fo:break-before="page"/>
      <style:text-properties fo:font-style="normal" style:font-style-asian="normal" style:font-style-complex="normal"/>
    </style:style>
    <style:style style:name="P44" style:family="paragraph" style:parent-style-name="Heading_20_3">
      <style:text-properties fo:font-weight="normal" style:font-weight-asian="normal" style:font-weight-complex="normal"/>
    </style:style>
    <style:style style:name="P45" style:family="paragraph" style:parent-style-name="Heading_20_3">
      <style:text-properties fo:font-weight="bold" style:font-weight-asian="bold" style:font-weight-complex="bold"/>
    </style:style>
    <style:style style:name="P46" style:family="paragraph" style:parent-style-name="Heading_20_3">
      <style:paragraph-properties fo:break-before="page"/>
    </style:style>
    <style:style style:name="P47" style:family="paragraph" style:parent-style-name="Text_20_body" style:list-style-name="L1">
      <style:paragraph-properties fo:text-align="justify" style:justify-single-word="false"/>
    </style:style>
    <style:style style:name="P48" style:family="paragraph" style:parent-style-name="Text_20_body" style:list-style-name="L6">
      <style:paragraph-properties fo:text-align="justify" style:justify-single-word="false"/>
    </style:style>
    <style:style style:name="P49" style:family="paragraph" style:parent-style-name="Text_20_body">
      <style:text-properties fo:font-weight="normal" style:font-weight-asian="normal" style:font-weight-complex="normal"/>
    </style:style>
    <style:style style:name="P50" style:family="paragraph" style:parent-style-name="Text_20_body" style:list-style-name="L2">
      <style:paragraph-properties fo:text-align="justify" style:justify-single-word="false"/>
      <style:text-properties fo:font-weight="normal" style:font-weight-asian="normal" style:font-weight-complex="normal"/>
    </style:style>
    <style:style style:name="P51" style:family="paragraph" style:parent-style-name="Text_20_body" style:list-style-name="L3">
      <style:paragraph-properties fo:text-align="justify" style:justify-single-word="false"/>
      <style:text-properties fo:font-weight="normal" style:font-weight-asian="normal" style:font-weight-complex="normal"/>
    </style:style>
    <style:style style:name="P52" style:family="paragraph" style:parent-style-name="Text_20_body" style:list-style-name="L6">
      <style:paragraph-properties fo:text-align="justify" style:justify-single-word="false"/>
      <style:text-properties fo:font-weight="normal" style:font-weight-asian="normal" style:font-weight-complex="normal"/>
    </style:style>
    <style:style style:name="P53" style:family="paragraph" style:parent-style-name="Text_20_body" style:list-style-name="L9">
      <style:text-properties fo:font-weight="normal" style:font-weight-asian="normal" style:font-weight-complex="normal"/>
    </style:style>
    <style:style style:name="P54" style:family="paragraph" style:parent-style-name="Text_20_body" style:list-style-name="L10">
      <style:text-properties fo:font-weight="normal" style:font-weight-asian="normal" style:font-weight-complex="normal"/>
    </style:style>
    <style:style style:name="P55" style:family="paragraph" style:parent-style-name="Text_20_body" style:list-style-name="L11">
      <style:text-properties fo:font-weight="normal" style:font-weight-asian="normal" style:font-weight-complex="normal"/>
    </style:style>
    <style:style style:name="P56" style:family="paragraph" style:parent-style-name="Text_20_body" style:list-style-name="L12">
      <style:text-properties fo:font-weight="normal" style:font-weight-asian="normal" style:font-weight-complex="normal"/>
    </style:style>
    <style:style style:name="P57" style:family="paragraph" style:parent-style-name="Text_20_body" style:list-style-name="L13">
      <style:text-properties fo:font-weight="normal" style:font-weight-asian="normal" style:font-weight-complex="normal"/>
    </style:style>
    <style:style style:name="P58" style:family="paragraph" style:parent-style-name="Text_20_body" style:list-style-name="L13">
      <style:paragraph-properties fo:text-align="start" style:justify-single-word="false"/>
      <style:text-properties fo:font-weight="normal" style:font-weight-asian="normal" style:font-weight-complex="normal"/>
    </style:style>
    <style:style style:name="P59" style:family="paragraph" style:parent-style-name="Text_20_body" style:list-style-name="L15">
      <style:text-properties fo:font-weight="normal" style:font-weight-asian="normal" style:font-weight-complex="normal"/>
    </style:style>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3"/>
    <style:style style:name="P65" style:family="paragraph" style:parent-style-name="Text_20_body" style:list-style-name="L13">
      <style:text-properties fo:font-style="italic" fo:font-weight="normal" style:font-style-asian="italic" style:font-weight-asian="normal" style:font-style-complex="italic" style:font-weight-complex="normal"/>
    </style:style>
    <style:style style:name="P66" style:family="paragraph" style:parent-style-name="Text_20_body" style:list-style-name="L14">
      <style:text-properties fo:font-style="normal" fo:font-weight="normal" style:font-style-asian="normal" style:font-weight-asian="normal" style:font-style-complex="normal" style:font-weight-complex="normal"/>
    </style:style>
    <style:style style:name="P67" style:family="paragraph" style:parent-style-name="Text_20_body" style:list-style-name="L19">
      <style:text-properties fo:font-style="normal" style:font-style-asian="normal" style:font-style-complex="normal"/>
    </style:style>
    <style:style style:name="P68" style:family="paragraph" style:parent-style-name="Text_20_body" style:list-style-name="L20">
      <style:text-properties fo:font-style="normal" style:font-style-asian="normal" style:font-style-complex="normal"/>
    </style:style>
    <style:style style:name="P69" style:family="paragraph" style:parent-style-name="Text_20_body" style:list-style-name="L21">
      <style:text-properties fo:font-style="normal" style:font-style-asian="normal" style:font-style-complex="normal"/>
    </style:style>
    <style:style style:name="P70" style:family="paragraph" style:parent-style-name="Text_20_body">
      <style:text-properties style:text-underline-style="none" fo:font-weight="normal" style:font-weight-asian="normal" style:font-weight-complex="normal"/>
    </style:style>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7">
      <style:paragraph-properties fo:text-align="start" style:justify-single-word="false"/>
    </style:style>
    <style:style style:name="P74" style:family="paragraph" style:parent-style-name="Text_20_body" style:list-style-name="L18">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5" style:family="paragraph" style:parent-style-name="Text_20_body" style:list-style-name="L18">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6" style:family="paragraph" style:parent-style-name="Text_20_body" style:list-style-name="L21"/>
    <style:style style:name="P77" style:family="paragraph" style:parent-style-name="Text_20_body" style:list-style-name="L4">
      <style:paragraph-properties fo:margin-top="0cm" fo:margin-bottom="0cm"/>
    </style:style>
    <style:style style:name="P78" style:family="paragraph" style:parent-style-name="Text_20_body" style:list-style-name="L5">
      <style:paragraph-properties fo:margin-top="0cm" fo:margin-bottom="0cm"/>
    </style:style>
    <style:style style:name="P79" style:family="paragraph" style:parent-style-name="Text_20_body" style:list-style-name="L12">
      <style:paragraph-properties fo:margin-top="0cm" fo:margin-bottom="0cm"/>
    </style:style>
    <style:style style:name="P80" style:family="paragraph" style:parent-style-name="Text_20_body" style:list-style-name="L7">
      <style:paragraph-properties fo:margin-left="1.251cm" fo:margin-right="0cm" fo:margin-top="0cm" fo:margin-bottom="0cm" fo:text-align="justify" style:justify-single-word="false" fo:text-indent="0cm" style:auto-text-indent="false"/>
    </style:style>
    <style:style style:name="P81" style:family="paragraph" style:parent-style-name="Text_20_body" style:list-style-name="L7">
      <style:paragraph-properties fo:margin-left="1.251cm" fo:margin-right="0cm" fo:margin-top="0cm" fo:margin-bottom="0cm" fo:text-align="start" style:justify-single-word="false" fo:text-indent="0cm" style:auto-text-indent="false"/>
    </style:style>
    <style:style style:name="P82" style:family="paragraph" style:parent-style-name="Text_20_body" style:list-style-name="L8">
      <style:paragraph-properties fo:margin-left="1.251cm" fo:margin-right="0cm" fo:margin-top="0cm" fo:margin-bottom="0cm" fo:text-indent="0cm" style:auto-text-indent="false"/>
    </style:style>
    <style:style style:name="P83" style:family="paragraph" style:parent-style-name="Text_20_body" style:list-style-name="L7">
      <style:paragraph-properties fo:margin-left="1.251cm" fo:margin-right="0cm" fo:text-align="start" style:justify-single-word="false" fo:text-indent="0cm" style:auto-text-indent="false"/>
    </style:style>
    <style:style style:name="P84" style:family="paragraph" style:parent-style-name="Text_20_body" style:list-style-name="L8">
      <style:paragraph-properties fo:margin-left="1.251cm" fo:margin-right="0cm" fo:text-indent="0cm" style:auto-text-indent="false"/>
    </style:style>
    <style:style style:name="P85" style:family="paragraph" style:parent-style-name="Text_20_body" style:list-style-name="L8">
      <style:paragraph-properties fo:margin-left="0cm" fo:margin-right="0cm" fo:text-align="justify" style:justify-single-word="false" fo:text-indent="0cm" style:auto-text-indent="false"/>
    </style:style>
    <style:style style:name="P86" style:family="paragraph" style:parent-style-name="Standard" style:list-style-name="L13"/>
    <style:style style:name="P87" style:family="paragraph" style:parent-style-name="Standard">
      <style:text-properties fo:font-weight="normal" style:font-weight-asian="normal" style:font-weight-complex="normal"/>
    </style:style>
    <style:style style:name="T1" style:family="text">
      <style:text-properties fo:language="fi" fo:country="FI"/>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language-asian="zxx" style:country-asian="none" style:font-style-asian="italic" style:language-complex="zxx" style:country-complex="none" style:font-style-complex="italic"/>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text-position="super 58%"/>
    </style:style>
    <style:style style:name="T10" style:family="text">
      <style:text-properties style:text-position="super 58%" fo:font-weight="normal" style:font-weight-asian="normal" style:font-weight-complex="normal"/>
    </style:style>
    <style:style style:name="T11"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fo:font-weight="normal" style:language-asian="zxx" style:country-asian="none" style:font-weight-asian="normal" style:language-complex="zxx" style:country-complex="none" style:font-weight-complex="normal"/>
    </style:style>
    <style:style style:name="T14" style:family="text">
      <style:text-properties fo:language="zxx" fo:country="none" fo:font-style="normal" style:language-asian="zxx" style:country-asian="none" style:font-style-asian="normal" style:language-complex="zxx" style:country-complex="none" style:font-style-complex="normal"/>
    </style:style>
    <style:style style:name="T15" style:family="text">
      <style:text-properties fo:language="zxx" fo:country="none" fo:font-style="italic" style:language-asian="zxx" style:country-asian="none" style:font-style-asian="italic" style:language-complex="zxx" style:country-complex="none" style:font-style-complex="italic"/>
    </style:style>
    <style:style style:name="T16" style:family="text">
      <style:text-properties fo:font-weight="bold" style:font-weight-asian="bold" style:font-weight-complex="bold"/>
    </style:style>
    <style:style style:name="T17"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8"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9" style:family="text">
      <style:text-properties fo:font-size="12pt" fo:language="zxx" fo:country="none" style:font-size-asian="12pt" style:language-asian="zxx" style:country-asian="none" style:font-size-complex="12pt" style:language-complex="zxx" style:country-complex="none"/>
    </style:style>
    <style:style style:name="T20" style:family="text">
      <style:text-properties fo:language="en" fo:country="IE" style:language-asian="zxx" style:country-asian="none" style:language-complex="zxx" style:country-complex="none"/>
    </style:style>
    <style:style style:name="T21" style:family="text">
      <style:text-properties fo:language="en" fo:country="IE" fo:font-style="italic" style:language-asian="zxx" style:country-asian="none" style:font-style-asian="italic" style:language-complex="zxx" style:country-complex="none" style:font-style-complex="italic"/>
    </style:style>
    <style:style style:name="T22" style:family="text">
      <style:text-properties style:text-underline-style="solid" style:text-underline-width="auto" style:text-underline-color="font-color"/>
    </style:style>
    <style:style style:name="T23" style:family="text">
      <style:text-properties style:font-weight-asian="normal"/>
    </style:style>
    <style:style style:name="T24" style:family="text">
      <style:text-properties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33">1 <text:s/>APRX Software Requirement Specification<text:tab/> <text:s/>2</text:p>
          <text:p text:style-name="P32">1.1 <text:s/>Purpose:<text:tab/> <text:s/>2</text:p>
          <text:p text:style-name="P32">1.2 <text:s/>Usage Environments:<text:tab/> <text:s/>3</text:p>
          <text:p text:style-name="P32">1.3 <text:s/>AX.25 details for radio channel transmission<text:tab/> <text:s/>4</text:p>
          <text:p text:style-name="P32">1.4 <text:s/>D-STAR &lt;-&gt; APRS<text:tab/> <text:s/>5</text:p>
          <text:p text:style-name="P33">2 <text:s/>Treatment rules:<text:tab/> <text:s/>6</text:p>
          <text:p text:style-name="P32">2.1 <text:s/>Basic IGate rules:<text:tab/> <text:s/>6</text:p>
          <text:p text:style-name="P32">2.2 <text:s/>Low-Level Transmission Rules:<text:tab/> <text:s/>8</text:p>
          <text:p text:style-name="P32">2.3 <text:s/>Low-Level Receiving Rules:<text:tab/> <text:s/>9</text:p>
          <text:p text:style-name="P32">2.4 <text:s/>Additional Tx-IGate rules:<text:tab/> <text:s/>10</text:p>
          <text:p text:style-name="P32">2.5 <text:s/>D-STAR/DPRS to APRS gating rules<text:tab/> <text:s/>11</text:p>
          <text:p text:style-name="P32">2.6 <text:s/>Digipeater Rules<text:tab/> <text:s/>12</text:p>
          <text:p text:style-name="P31">2.6.1 <text:s/>APRS (Control=0x03,PID=0xF0) digipeat<text:tab/> <text:s/>12</text:p>
          <text:p text:style-name="P31">2.6.2 <text:s/>Other UI (Control=0x03) digipeats<text:tab/> <text:s/>13</text:p>
          <text:p text:style-name="P31">2.6.3 <text:s/>Other (Control != 0x03) digipeats<text:tab/> <text:s/>14</text:p>
          <text:p text:style-name="P31">2.6.4 <text:s/>Viscous Digipeating<text:tab/> <text:s/>14</text:p>
          <text:p text:style-name="P32">2.7 <text:s/>Duplicate Detector<text:tab/> <text:s/>15</text:p>
          <text:p text:style-name="P31">2.7.1 <text:s/>Control=0x03,PID=0xF0: APRS<text:tab/> <text:s/>15</text:p>
          <text:p text:style-name="P31">2.7.2 <text:s/>Control=0x03,PID!=0xF0: Others<text:tab/> <text:s/>15</text:p>
          <text:p text:style-name="P31">2.7.3 <text:s/>Control != 0x03: Others<text:tab/> <text:s/>15</text:p>
          <text:p text:style-name="P32">2.8 <text:s/>Radio Interface Statistics Telemetry<text:tab/> <text:s/>16</text:p>
          <text:p text:style-name="P32">2.9 <text:s/>Individual Call-Signs for Each Receiver, or Not?<text:tab/> <text:s/>17</text:p>
          <text:p text:style-name="P32">2.10 <text:s/>Beaconing<text:tab/> <text:s/>18</text:p>
          <text:p text:style-name="P31">2.10.1 <text:s/>Radio Beaconing<text:tab/> <text:s/>18</text:p>
          <text:p text:style-name="P31">2.10.2 <text:s/>Network beaconing<text:tab/> <text:s/>18</text:p>
          <text:p text:style-name="P33">3 <text:s/>Configuration Language<text:tab/> <text:s/>19</text:p>
          <text:p text:style-name="P32">3.1 <text:s/>APRSIS Interface Definition<text:tab/> <text:s/>20</text:p>
          <text:p text:style-name="P32">3.2 <text:s/>Radio Interface Definitions<text:tab/> <text:s/>20</text:p>
          <text:p text:style-name="P32">3.3 <text:s/>Digipeating Definitions<text:tab/> <text:s/>21</text:p>
          <text:p text:style-name="P31">3.3.1 <text:s/>&lt;trace&gt;<text:tab/> <text:s/>23</text:p>
          <text:p text:style-name="P31">3.3.2 <text:s/>&lt;wide&gt;<text:tab/> <text:s/>23</text:p>
          <text:p text:style-name="P31">3.3.3 <text:s/>&lt;trace&gt;/&lt;wide&gt; Default Rules<text:tab/> <text:s/>24</text:p>
          <text:p text:style-name="P32">3.4 <text:s/>NetBeacon definitions<text:tab/> <text:s/>25</text:p>
          <text:p text:style-name="P32">3.5 <text:s/>RfBeacon definitions<text:tab/> <text:s/>26</text:p>
        </text:index-body>
      </text:table-of-content>
      <text:p text:style-name="P5"/>
      <text:p text:style-name="P5"/>
      <text:h text:style-name="P37" text:outline-level="1">APRX Software Requirement Specification</text:h>
      <text:p text:style-name="P3">This is <text:span text:style-name="T3">Requirement Specification</text:span><text:span text:style-name="T6"> for a software serving in Amateur Radio APRS service.</text:span></text:p>
      <text:p text:style-name="P11">Reader is assumed to be proficient with used terminology, and they are not usually explained here.</text:p>
      <text:h text:style-name="P38" text:outline-level="2">Purpose:</text:h>
      <text:p text:style-name="P3">This describes algorithmic, IO-, and environmental requirements for a software doing any combination of following four tasks related to APRS service:</text:p>
      <text:list xml:id="list1354651035" text:style-name="L1">
        <text:list-item>
          <text:p text:style-name="P47">Listen on messages with a radio, and pass them to APRSIS network service</text:p>
        </text:list-item>
        <text:list-item>
          <text:p text:style-name="P47">Listen on messages with a radio, and selectively re-send them on radio</text:p>
        </text:list-item>
        <text:list-item>
          <text:p text:style-name="P47">Listen on messages with a radio, and selectively re-send them on radios on other frequencies</text:p>
        </text:list-item>
        <text:list-item>
          <text:p text:style-name="P47">Receive messages from APRSIS network, and after selective filtering, send some of them on radio</text:p>
        </text:list-item>
      </text:list>
      <text:p text:style-name="P3"/>
      <text:p text:style-name="P3">Existing <text:s/><text:span text:style-name="T3">aprx</text:span> software implements Receive-Only (Rx) IGate functionality, and the purpose of this paper is to map new things that it will need for extending functionality further.</text:p>
      <text:p text:style-name="P3"/>
      <text:p text:style-name="P3"/>
      <text:h text:style-name="P41" text:outline-level="2">Usage Environments:</text:h>
      <text:p text:style-name="P3">The <text:s/><text:span text:style-name="T4">aprx</text:span><text:span text:style-name="T8"> <text:s/>software can be used in several kinds of environments to handle multiple tasks associated with local APRS network infrastructure tasks.</text:span></text:p>
      <text:p text:style-name="P7">On following one should remember that amateur radio <text:span text:style-name="T16">transmitters</text:span> need a specially licensed owner/operator or a license themselves, but receivers do not need such in usual case:</text:p>
      <text:list xml:id="list1915196247" text:style-name="L2">
        <text:list-item>
          <text:p text:style-name="P50">License-free Receive-Only (RX) IGate, to add more “ears” to hear packets, and to pipe them to APRSIS. <text:s/>(Owner/operator has a license, but a receiver does not need special <text:span text:style-name="T3">transmitter license</text:span><text:span text:style-name="T6">.)</text:span></text:p>
        </text:list-item>
        <text:list-item>
          <text:p text:style-name="P50">Licensed bidirectional IGate, selectively passing messages from radio channels to APRSIS, and from APRSIS to radio channels, but not repeating packets heard on a radio channel back to a radio channel.</text:p>
        </text:list-item>
        <text:list-item>
          <text:p text:style-name="P50">Licensed bidirectional IGate plus selectively re-sending of packets heard on radio channels <text:s/>back to radio channels ( = digipeater )</text:p>
        </text:list-item>
        <text:list-item>
          <text:p text:style-name="P50">Licensed system for selectively re-sending of packets heard on radio channels back to other radio channels ( = digipeater ), and this without bidirectional IGate service.</text:p>
        </text:list-item>
        <text:list-item>
          <text:p text:style-name="P50">Licensed system for selectively re-sending of packets heard on radio channels back to radio channels ( = digipeater ),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98440523" text:style-name="L3">
        <text:list-item>
          <text:p text:style-name="P51">3 different frequencies in use, traffic is being relayed in between them, and the APRSIS network.</text:p>
        </text:list-item>
        <text:list-item>
          <text:p text:style-name="P51">On each frequency there are multiple receivers, and one well placed transmitter.</text:p>
        </text:list-item>
        <text:list-item>
          <text:p text:style-name="P51">Relaying from one frequency to other frequency may end up having different rules, than when re-sending on same frequency: Incoming packet retains traced paths, and gets <text:span text:style-name="T12">WIDEn-N/TRACEn-N</text:span> requests replaced with whatever <text:span text:style-name="T12">sysop</text:span> wants.</text:p>
        </text:list-item>
      </text:list>
      <text:p text:style-name="P7"/>
      <text:h text:style-name="P40" text:outline-level="2">AX.25 details for radio channel transmission</text:h>
      <text:p text:style-name="P7">Used frame structure is per AX.25 v2.0 specification, not AX.25 v2.2. </text:p>
      <text:list xml:id="list1143677451" text:style-name="L4">
        <text:list-item>
          <text:p text:style-name="P77">Source call-signs are always identifying message sender </text:p>
        </text:list-item>
        <text:list-item>
          <text:p text:style-name="P77">Destination call-signs indicate target group, most commonly "APRS", but also message originator specific software identifiers are used. </text:p>
        </text:list-item>
        <text:list-item>
          <text:p text:style-name="P77">Digipeater fields use preferably "New-N paradigm" style "WIDEn-N" or "TRACEn-N" values on frame origination, and the digipeaters will then place their call-signs on the via-field as trace information: </text:p>
          <text:list>
            <text:list-item>
              <text:p text:style-name="P77">Original: N0CALL-9&gt;APRS,WIDE2-2 </text:p>
            </text:list-item>
            <text:list-item>
              <text:p text:style-name="P77">After first digipeat either: </text:p>
              <text:list>
                <text:list-item>
                  <text:p text:style-name="P77">N0CALL-9&gt;APRS,WIDE2-1 </text:p>
                </text:list-item>
                <text:list-item>
                  <text:p text:style-name="P77">N0CALL-9&gt;APRS,N1DIGI*,WIDE2-1 </text:p>
                </text:list-item>
              </text:list>
            </text:list-item>
            <text:list-item>
              <text:p text:style-name="P77">After second digipeat any of: </text:p>
              <text:list>
                <text:list-item>
                  <text:p text:style-name="P77">N0CALL-9&gt;APRS,WIDE2* </text:p>
                </text:list-item>
                <text:list-item>
                  <text:p text:style-name="P77">N0CALL-9&gt;APRS,N1DIGI*,WIDE2* </text:p>
                </text:list-item>
                <text:list-item>
                  <text:p text:style-name="P77">N0CALL-9&gt;APRS,N1DIGI*,N2DIGI*,WIDE2* </text:p>
                </text:list-item>
              </text:list>
            </text:list-item>
            <text:list-item>
              <text:p text:style-name="P77">('*' means that H-bit on digipeater field's SSID byte has been set, and that other digipeaters must ignore those fields.) </text:p>
            </text:list-item>
          </text:list>
        </text:list-item>
        <text:list-item>
          <text:p text:style-name="P60">Also several older token schemes in the via-fields are still recognized </text:p>
        </text:list-item>
      </text:list>
      <text:p text:style-name="Text_20_body">Important differences on address field bit treatments: </text:p>
      <text:list xml:id="list1319338090" text:style-name="L5">
        <text:list-item>
          <text:p text:style-name="P78">Three topmost bits on Source and Destination address fields SSID bytes are never validated. </text:p>
          <text:list>
            <text:list-item>
              <text:p text:style-name="P78">Most common values seen on radio transmissions are based on AX.25 v2.2 chapter 6.1.2 "Command" combinations: 011 for source, and 111 for destination. </text:p>
            </text:list-item>
            <text:list-item>
              <text:p text:style-name="P78"><text:span text:style-name="T2">In practice all 64 combinations of these 6 bits are apparent in radio networks. Receiver really must ignore them.</text:span> </text:p>
            </text:list-item>
          </text:list>
        </text:list-item>
        <text:list-item>
          <text:p text:style-name="P78">VIA address fields (digipeater fields) can be up to 8, AX.25 v2.2 changed earlier specification from 8 to 2 via fields, and thus AX.25 v2.2 is ignored here. </text:p>
        </text:list-item>
        <text:list-item>
          <text:p text:style-name="P61">The topmost bit on SSID bytes of VIA address fields is "H" alias "Has been digipeated", and the two reserved ones should be "11", but only "H"-bit is used, and everybody ignores those two reserved bits! </text:p>
        </text:list-item>
      </text:list>
      <text:p text:style-name="Text_20_body">After the AX.25 address fields, used control byte is always 0x03 (UI frame,) and used PID byte is 0xF0 for APRS.</text:p>
      <text:p text:style-name="Text_20_body">This system does process all type of AX.25 frames at least on digipeater, including UI TCP/IP, and AX.25 CONS.</text:p>
      <text:p text:style-name="Text_20_body"/>
      <text:h text:style-name="P40" text:outline-level="2">D-STAR &lt;-&gt; APRS</text:h>
      <text:p text:style-name="P7">TO BE WRITTEN</text:p>
      <text:list xml:id="list1037593486" text:style-name="L6">
        <text:list-item>
          <text:p text:style-name="P52">What is the physical and link-level protocol interface to D-STAR radio?</text:p>
        </text:list-item>
        <text:list-item>
          <text:p text:style-name="P48"><text:span text:style-name="T8">What is the </text:span><text:span text:style-name="T13">D-STAR's</text:span><text:span text:style-name="T8"> DPRS protocol?</text:span></text:p>
        </text:list-item>
        <text:list-item>
          <text:p text:style-name="P48"><text:span text:style-name="T8">Existing D-STAR/DPRS to APRS gateways pass positional packets as 3</text:span><text:span text:style-name="T10">rd</text:span><text:span text:style-name="T8">-party frames, and are one of few 3</text:span><text:span text:style-name="T10">rd</text:span><text:span text:style-name="T8">-party types that are IGated to APRSIS as is.</text:span></text:p>
        </text:list-item>
      </text:list>
      <text:p text:style-name="P7"/>
      <text:h text:style-name="P36"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8">http://www.aprs-is.net/IGateDetails.aspx</text:span></text:a></text:p>
      <text:p text:style-name="P25"/>
      <text:p text:style-name="P20">Gate all packets heard on RF to the Internet (Rx-IGate) EXCEPT</text:p>
      <text:list xml:id="list1351999227" text:style-name="L7">
        <text:list-item>
          <text:p text:style-name="P80">3<text:span text:style-name="T9">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81">generic queries (data type '?' ). </text:p>
        </text:list-item>
        <text:list-item>
          <text:p text:style-name="P83">packets with TCPIP, TCPXX, NOGATE, or RFONLY in the header, especially in those opened up from a 3<text:span text:style-name="T9">rd</text:span> party packets.</text:p>
        </text:list-item>
      </text:list>
      <text:p text:style-name="P7"/>
      <text:p text:style-name="P21">Gate message packets and associated posits to RF (Tx-IGate) if</text:p>
      <text:list xml:id="list1282905655" text:style-name="L8">
        <text:list-item>
          <text:p text:style-name="P82">the receiving station has been heard within range within a predefined time period (range defined as digi hops, distance, or both). </text:p>
        </text:list-item>
        <text:list-item>
          <text:p text:style-name="P82">the sending station has not been heard via RF within a predefined time period (packets gated from the Internet by other stations are excluded from this test). </text:p>
        </text:list-item>
        <text:list-item>
          <text:p text:style-name="P82">the sending station does not have TCPXX, NOGATE, or RFONLY in the header. </text:p>
        </text:list-item>
        <text:list-item>
          <text:p text:style-name="P84">the receiving station has not been heard via the Internet within a predefined time period.</text:p>
          <text:p text:style-name="P85">A station is said to be heard via the Internet if packets from the station contain TCPIP* or TCPXX* in the header or if gated (3<text:span text:style-name="T9">rd</text:span> party) packets are seen on RF gated by the station and containing TCPIP or TCPXX in the 3<text:span text:style-name="T9">rd</text:span> party header (in other words, the station is seen on RF as being an IGate). </text:p>
        </text:list-item>
      </text:list>
      <text:p text:style-name="P18">Gate all packets to RF based on criteria set by the sysop (such as call-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23"/>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12"> <text:s/>rx </text:span><text:span text:style-name="T11">⇒</text:span><text:span text:style-name="T12"> igate-to-aprsis + digi </text:span><text:span text:style-name="T11">⇒</text:span><text:span text:style-name="T12"> tx </text:span><text:span text:style-name="T11">⇒</text:span><text:span text:style-name="T12"> rx </text:span><text:span text:style-name="T11">⇒</text:span><text:span text:style-name="T12"> igate-to-aprsis + digi</text:span> (dupe filter stops)</text:p>
      <text:p text:style-name="P7">Digipeating will use common packet duplication testing to sent similar frame out only once per given time interval (normally 30 seconds.)</text:p>
      <text:p text:style-name="P7"/>
      <text:p text:style-name="P7">An RF/Analog way to handle the “master-TX spoke this one, I will ignore it” could be use of audio subtones (American Motorola lingo: PL tone, otherwise known as CTCSS.) <text:s/>Digipeater transmitters have unique CTCSS subtone at each, and all receivers have subtone decoders. <text:s/>When they detect same subtone as their master has, they mute the receiver to data demodulator audio signal.</text:p>
      <text:p text:style-name="P7"/>
      <text:p text:style-name="P7">A third way would be to recognize their master transmitter call-sign in AX.25 VIA path, or at FROM field, which presumes that the master transmitters will do TRACE mode adding of themselves on digipeated paths.</text:p>
      <text:p text:style-name="P7"/>
      <text:h text:style-name="P42"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p text:style-name="P6">For each transmitter:</text:p>
      <text:list xml:id="list1961765429" text:style-name="L9">
        <text:list-item>
          <text:p text:style-name="P53">A candidate packet is subjected to a number of filters, and if approved for it, the packet will be put on duplicate packet detection database (one for each transmitter.) <text:s text:c="2"/>See Digipeater Rules, below. <text:s text:c="3"/>System counts the number of hits on the packet, first arrival is count=1.</text:p>
        </text:list-item>
        <text:list-item>
          <text:p text:style-name="P53">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 and it is not same things as duplicate detector!</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6"/>
      <text:h text:style-name="P42" text:outline-level="2">Low-Level Receiving Rules:</text:h>
      <text:list xml:id="list336076927" text:style-name="L10">
        <text:list-item>
          <text:p text:style-name="P54">Received AX.25 packet is compared against “my freshly sent packets” storage, and matched ones are dropped. <text:s/>(Case of one/few transmitters, and multiple receivers hearing them.)</text:p>
        </text:list-item>
        <text:list-item>
          <text:p text:style-name="P54">Received packet is validated against AX.25 basic structure, invalid ones are dropped.</text:p>
          <text:list>
            <text:list-item>
              <text:p text:style-name="P54">This means that AX.25 address headers are validated per their rules (including ignored bit sub-groups in the rules).</text:p>
            </text:list-item>
          </text:list>
        </text:list-item>
        <text:list-item>
          <text:p text:style-name="P54">Received APRS packet is parsed for APRS meaning [type, position]/[unknown] for optional latter area filtering. Received <text:span text:style-name="T3">other</text:span><text:span text:style-name="T6"> PID packets are not parsed.</text:span></text:p>
        </text:list-item>
        <text:list-item>
          <text:p text:style-name="P54">Received APRS packet is validated against Rx-IGate rules, forbidden ones are not Rx-IGated (like when a VIA-field contains invalid data.) <text:s text:c="2"/>Received <text:span text:style-name="T3">other</text:span><text:span text:style-name="T6"> PID UI-packets are not validated.</text:span></text:p>
        </text:list-item>
        <text:list-item>
          <text:p text:style-name="P62"><text:span text:style-name="T8">Packet may be rejected for Rx-IGate, but it may still be valid for digipeating!<text:line-break/>For example an APRS 3</text:span><text:span text:style-name="T10">rd</text:span><text:span text:style-name="T8"> party frame is OK to digipeat, but not to Rx-IGate to APRSIS! <text:s/>Also some D-STAR to APRS gateways output 3</text:span><text:span text:style-name="T10">rd</text:span><text:span text:style-name="T8"> party frames, while the original frame is quite close to an APRS frame.</text:span></text:p>
        </text:list-item>
      </text:list>
      <text:p text:style-name="P6">Divide packet rejection filters to common, and destination specific ones.</text:p>
      <text:p text:style-name="P6"/>
      <text:h text:style-name="P42" text:outline-level="2">Additional Tx-IGate rules:</text:h>
      <text:p text:style-name="P6">The Tx-IGate can have additional rules for control:</text:p>
      <text:list xml:id="list1633498029" text:style-name="L11">
        <text:list-item>
          <text:p text:style-name="P63">M<text:span text:style-name="T8">ultiple filters look inside the message, and can enforce a rule of “repeat only packets within my service area,” or to “limit passing message responses only to destinations within my service area”. <text:s/>Filter input syntax per </text:span><text:span text:style-name="T13">javAPRSSrvr</text:span><text:span text:style-name="T8">'s adjunct filters.</text:span></text:p>
        </text:list-item>
        <text:list-item>
          <text:p text:style-name="P55">Basic gate filtering rules:</text:p>
        </text:list-item>
      </text:list>
      <text:list xml:id="list573657094" text:style-name="L12">
        <text:list-item>
          <text:list>
            <text:list-item>
              <text:p text:style-name="P79">the receiving station has been heard within range within a predefined time period (range defined as digi hops, distance, or both). </text:p>
            </text:list-item>
            <text:list-item>
              <text:p text:style-name="P79">the sending station has not been heard via RF within a predefined time period (packets gated from the Internet by other stations are excluded from this test). </text:p>
            </text:list-item>
            <text:list-item>
              <text:p text:style-name="P79">the sending station does not have TCPXX, NOGATE, or RFONLY in the header. </text:p>
            </text:list-item>
            <text:list-item>
              <text:p text:style-name="P56">the receiving station has not been heard via the Internet within a predefined time period.</text:p>
            </text:list-item>
          </text:list>
        </text:list-item>
      </text:list>
      <text:p text:style-name="P19">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p text:style-name="P6"/>
      <text:h text:style-name="P42" text:outline-level="2">D-STAR/DPRS to APRS gating rules</text:h>
      <text:p text:style-name="P6">TO BE WRITTEN</text:p>
      <text:p text:style-name="P6"/>
      <text:h text:style-name="P42" text:outline-level="2">Digipeater Rules</text:h>
      <text:h text:style-name="P44" text:outline-level="3">APRS (Control=0x03,PID=0xF0) digipeat</text:h>
      <text:p text:style-name="P6">Digipeater will do following for each transmitter for each data source per transmitter:</text:p>
      <text:list xml:id="list1255057427" text:style-name="L13">
        <text:list-item>
          <text:p text:style-name="P57">If the frame has VIA fields and none are with H-bit clear, feed the packet to duplicate checker, and drop it afterwards. <text:s/>(Necessary for <text:span text:style-name="T3">Viscous Digipeaters</text:span>.)</text:p>
        </text:list-item>
        <text:list-item>
          <text:p text:style-name="P57">Check VIA fields for this transmitter's call-sign. <text:s/>If match is found, and its H-bit is not set, mark all VIA field's H-bit set up to and including the call-sign, subject it to duplicate comparisons, and digipeat without further WIDE/TRACE token processing. <text:s/>If the H-bit was set, drop the frame.</text:p>
        </text:list-item>
        <text:list-item>
          <text:p text:style-name="P57">Optionally multiple source specific filters look inside the packets, and can enforce a rule of “repeat only packets within my service area.”</text:p>
        </text:list-item>
        <text:list-item>
          <text:p text:style-name="P57">Feed candidate packet to duplicate detector. <text:s/>(Details further below.)</text:p>
          <text:list>
            <text:list-item>
              <text:p text:style-name="P65">Viscous Digipeater<text:span text:style-name="T6"> delay happens here (see below.)</text:span></text:p>
            </text:list-item>
            <text:list-item>
              <text:p text:style-name="P57">If the packet (after possible viscousness delay) has hit count over 1, drop it.</text:p>
            </text:list-item>
          </text:list>
        </text:list-item>
        <text:list-item>
          <text:p text:style-name="P57">Hop-Count filtering:</text:p>
          <text:list>
            <text:list-item>
              <text:p text:style-name="P57">Count number of hops the message has so far done, and figure out the number of hops the message has been requested to do<text:line-break/>(e.g. <text:s/>“OH2XYZ-1&gt;APRS,OH2RDU*,WIDE7-5: ...” will report that there was request of 7 hops, so far 2 have been executed – one is shown on trace path.)</text:p>
            </text:list-item>
            <text:list-item>
              <text:p text:style-name="P57">If either request count or executed count are over any of configured limits, the packet is dropped.<text:note text:id="ftn1" text:note-class="footnote"><text:note-citation>1</text:note-citation><text:note-body><text:p text:style-name="Footnote">Possible alternate would be to mark all VIA parts completed, but then the user who uses excessively large requests will observe a digipeat and not have incentive to correct their ways...</text:p></text:note-body></text:note></text:p>
            </text:list-item>
          </text:list>
        </text:list-item>
        <text:list-item>
          <text:p text:style-name="P57">FIXME: <text:span text:style-name="T12">WIDEn-N/TRACEn-N</text:span> treatment rules: <text:s/>By default treat both as TRACE, have an option to disable “WIDE-is-TRACE” mode. <text:s/>Configured list of prefix tokens that are treated like TRACE or WIDE.</text:p>
        </text:list-item>
        <text:list-item>
          <text:p text:style-name="P57">FIXME: Cross frequency digipeating? <text:s/>Treat much like Tx-IGate? <text:s text:c="29"/><text:line-break/>Relaying from one frequency to other frequency may end up having different rules, than when re-sending on same frequency: Incoming packet retains traced paths, and gets <text:span text:style-name="T12">WIDEn-N/TRACEn-N</text:span> requests replaced with whatever sysop wants.</text:p>
        </text:list-item>
        <text:list-item>
          <text:p text:style-name="P58">Cross band relaying may need to add both an indication of “received on 2m”, and transmitter identifier: “sent on 6m”:<text:line-break/>“OH2XYZ-1&gt;APRS,RX2M*,OH2RDK-6*,WIDE3-2: ...”</text:p>
          <text:p text:style-name="P86"><text:span text:style-name="T8">This “source </text:span>indication<text:span text:style-name="T8"> token” may not have anything to do with real receiver identifier, which is always shown on packets passed to APRSIS.</text:span></text:p>
        </text:list-item>
      </text:list>
      <text:p text:style-name="P6"/>
      <text:p text:style-name="P8">The MIC-e has a weird way to define same thing as normal packets do with<text:line-break/><text:tab/>SRCCALL-n&gt;DEST,WIDE2-2: ...<text:line-break/>The MIC-e way (on specification, practically nobody implements it) is:<text:line-break/><text:soft-page-break/><text:tab/>SRCCALL-n&gt;DEST-2: ...</text:p>
      <text:p text:style-name="Standard"/>
      <text:h text:style-name="Heading_20_3" text:outline-level="3"><text:span text:style-name="T8">Other UI (Control=0x03, PID != 0xF0) digipeats</text:span></text:h>
      <text:p text:style-name="P6">Optionally the Digipeater functionality will handle also types of UI frames, than APRS.</text:p>
      <text:p text:style-name="P6">Support for this is optional needing special configuration enable entries.</text:p>
      <text:p text:style-name="P6">Digipeater will do following for each transmitter for each data source per transmitter:</text:p>
      <text:list xml:id="list733107096" text:continue-list="list1255057427" text:style-name="L13">
        <text:list-item text:start-value="1">
          <text:p text:style-name="P57">Optionally check PID from “these I digipeat” -list. Drop on non-match.</text:p>
        </text:list-item>
        <text:list-item>
          <text:p text:style-name="P57">If the frame has no VIA fields with H-bit clear, feed the packet to duplicate checker, and drop it afterwards.</text:p>
        </text:list-item>
        <text:list-item>
          <text:p text:style-name="P57">Check VIA fields for this transmitter's call-sign. <text:s/>If match is found, and its H-bit is not set, mark all VIA field's H-bit set up to and including the call-sign, subject it to possible duplicate comparisons, and digipeat without further WIDE/TRACE token processing. <text:s/>If the H-bit was set, drop the frame.</text:p>
        </text:list-item>
        <text:list-item>
          <text:p text:style-name="P57">Per PID value:</text:p>
          <text:list>
            <text:list-item>
              <text:p text:style-name="P57">Optional WIDE/TRACE/RELAY processing</text:p>
            </text:list-item>
            <text:list-item>
              <text:p text:style-name="P57">Optionally per PID feed candidate packet to duplicate detector. <text:s text:c="2"/>(Similar to APRS case?)</text:p>
            </text:list-item>
          </text:list>
        </text:list-item>
        <text:list-item>
          <text:p text:style-name="P57">Optional Hop-Count Filtering? <text:s text:c="2"/>(Similar to APRS case?)</text:p>
        </text:list-item>
        <text:list-item>
          <text:p text:style-name="P64"><text:span text:style-name="T8">Treat Cross-Frequency Digipeating as anything special? <text:s/>(Compare with APRS case above.)</text:span></text:p>
        </text:list-item>
      </text:list>
      <text:p text:style-name="P87"/>
      <text:h text:style-name="P44" text:outline-level="3">Other (Control != 0x03) digipeats</text:h>
      <text:p text:style-name="P6">Optionally the Digipeater functionality will handle also types of frames, than UI frames.</text:p>
      <text:p text:style-name="P6">Support for this is optional needing special configuration enable entry.</text:p>
      <text:p text:style-name="P6">Digipeater will do following for each transmitter for each data source per transmitter:</text:p>
      <text:list xml:id="list1256383053" text:continue-list="list733107096" text:style-name="L13">
        <text:list-item text:start-value="1">
          <text:p text:style-name="P57">Explicit transmitter call-sign digipeat handles digipeat of all kinds of AX.25 frames.<text:line-break/>Comparison is done only on first VIA field without H-bit.</text:p>
        </text:list-item>
        <text:list-item>
          <text:p text:style-name="P57">There is no duplicate detection.</text:p>
        </text:list-item>
        <text:list-item>
          <text:p text:style-name="P57">No other type special digipeat is handled. <text:s/>(That is, NET/ROM, ROSE which do hop-by-hop retry and retransmission.)</text:p>
        </text:list-item>
      </text:list>
      <text:p text:style-name="P70"/>
      <text:h text:style-name="P46" text:outline-level="3">Viscous Digipeating</text:h>
      <text:p text:style-name="P17">Viscous Digipeating<text:span text:style-name="T6"> is defined to mean a digipeater that puts heard packets on a “probation delay FIFO” , where they sit for a fixed time delay, and after that delay the system checks to see if same packet (comparison by dupe-check algorithm) has been heard from some other digipeater in the meantime.</text:span></text:p>
      <text:p text:style-name="P10">The Viscous Digipeaters are fill-in/car/backup type digipeater systems that repeat heard packets <text:span text:style-name="T16">only if somebody else has not done it already.</text:span></text:p>
      <text:p text:style-name="P10"><text:span text:style-name="T8">The time delay is fixed number of seconds, which is configured on the system, and should be rather small (5-8 seconds), as duplicate detection algorithm uses storage lifetime of about 30 seconds, and digipeaters must </text:span><text:span text:style-name="T16">not</text:span><text:span text:style-name="T8"> cause too long delays.</text:span></text:p>
      <text:p text:style-name="P10">Simplest way to implement this filtering is to count matches on dupe-check database. <text:s/>First heard packet is number one, second heard <text:span text:style-name="T3">may be</text:span> such that it is <text:span text:style-name="T3">fully digipeated</text:span> (by counts or other rules), but it requires that <text:span text:style-name="T3">all</text:span> received packets are fed to dupe-check database.</text:p>
      <text:p text:style-name="P10">If the dupe-check database has count other than one at the end of the “probation delay”, then the packet will not to be transmitted by the viscous digipeater.</text:p>
      <text:p text:style-name="P13"/>
      <text:h text:style-name="P40" text:outline-level="2">Duplicate Detector</text:h>
      <text:p text:style-name="Text_20_body">Duplicate detector has two modes, depending on PID value of the frame.</text:p>
      <text:p text:style-name="P6">All packets selected to go to some transmitter are fed on the duplicate detector of that transmitter, and found matches increase count of seen instances of that packet.</text:p>
      <text:p text:style-name="P6"/>
      <text:h text:style-name="Heading_20_3" text:outline-level="3">Control=0x03,PID=0xF0: APRS</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APRS packets should not contain CR not LF characters, and they should not have extra trailing spaces, but software bugs in some systems put those in, The packet being compared at Duplicate Detector will be terminated at first found CR or LF in the packet, and if there is a space character(s) preceding the line end, also those are ignored when calculating duplication match. <text:s/><text:span text:style-name="T16">However: All received payload data is sent as is without modifying it in any way!</text:span> <text:s/>(Some TNC:s have added one or two extra space characters on packets they digipeat...)</text:p>
      <text:p text:style-name="P6">The “destination without SSID” rule comes from MIC-e specification, where a destination <text:span text:style-name="T12">WIDE</text:span> uses SSID to denote number of distribution hops. <text:s/>Hardly anybody implements it.</text:p>
      <text:p text:style-name="P6"/>
      <text:h text:style-name="Heading_20_3" text:outline-level="3">Control=0x03,PID!=0xF0: Others</text:h>
      <text:p text:style-name="P6">Other type digipeater duplicate packet detection compares message source, and destination (both with SSID!), and payload data against other packets in self-expiring storage called “duplicate detector”. <text:s text:c="2"/>Lifetime of this storage is commonly considered to be 30 seconds.</text:p>
      <text:p text:style-name="P6">For PID != 0xF0 the duplicate detection compares whole payload.</text:p>
      <text:p text:style-name="P6"/>
      <text:h text:style-name="Heading_20_3" text:outline-level="3">Control != 0x03: Others</text:h>
      <text:p text:style-name="P6">No duplicate detection for other types of AX.25 frames.</text:p>
      <text:p text:style-name="P6"/>
      <text:h text:style-name="P40" text:outline-level="2">Radio Interface Statistics Telemetry</text:h>
      <text:p text:style-name="P6">Current <text:span text:style-name="T3">aprx</text:span><text:span text:style-name="T6"> software offers telemetry data on radio interfaces. <text:s/>It consists of following four things. Telemetry is reported to APRS-IS every 10 minutes:</text:span></text:p>
      <text:list xml:id="list1106353019" text:style-name="L14">
        <text:list-item>
          <text:p text:style-name="P66">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66">Channel occupancy average in Erlangs over 10 minute interval. Same data source as above.</text:p>
        </text:list-item>
        <text:list-item>
          <text:p text:style-name="P66">Count of received &lt;packets over 10 minutes.</text:p>
        </text:list-item>
        <text:list-item>
          <text:p text:style-name="P66">Count of packets dropped for some reason during that 10 minute period.</text:p>
        </text:list-item>
      </text:list>
      <text:p text:style-name="P6">Additional telemetry data points could be:</text:p>
      <text:list xml:id="list625286377" text:style-name="L15">
        <text:list-item>
          <text:p text:style-name="P59">Number of transmitted packets over 10 minute interval</text:p>
        </text:list-item>
        <text:list-item>
          <text:p text:style-name="P59">Number of packets IGated from APRSIS over 10 minute interval</text:p>
        </text:list-item>
        <text:list-item>
          <text:p text:style-name="P59">Number of packets digipeated for this radio interface over 10 minute interval</text:p>
        </text:list-item>
        <text:list-item>
          <text:p text:style-name="P59">Erlang calculations could include both Rx and Tx, but could also be separate.</text:p>
        </text:list-item>
      </text:list>
      <text:p text:style-name="P6"/>
      <text:h text:style-name="P40" text:outline-level="2">Individual Call-Signs for Each Receiver, or Not?</text:h>
      <text:p text:style-name="Text_20_body">Opinions are mixed on the question of having separate call-signs for each receiver (and transmitter), or not. <text:s/>Even the idea to use all 16 available <text:span text:style-name="T12">SSIDs</text:span> for a call-sign for something does get some opposition.</text:p>
      <text:list xml:id="list443363328" text:style-name="L16">
        <text:list-item>
          <text:p text:style-name="P71">There is no license fee in most countries for receivers, and there is no need to limit used call-signs only on those used for the site transmitters.</text:p>
        </text:list-item>
        <text:list-item>
          <text:p text:style-name="P71">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71">Transmitter call-signs are important, and there valid AX.25 format call-signs are mandatory.</text:p>
        </text:list-item>
      </text:list>
      <text:p text:style-name="Text_20_body">On digipeater setup the receiver call-signs are invisible on RF. <text:s/>There only transmitter call-signs must be valid AX.25 addresses.</text:p>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3">aprs.fi</text:span><text:span text:style-name="T6"> <text:s/>is able to show the path along which the position was heard.</text:span></text:p>
      <text:p text:style-name="Text_20_body"/>
      <text:h text:style-name="P40"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6">must not</text:span><text:span text:style-name="T8"> be manually configured to fixed exact minute. <text:s/>There are large peaks in APRSIS traffic because of people are beaconing out every 5 minutes, and every 10 minutes, at exact 5/10 minutes. <text:s text:c="2"/>(Common happening with e.g. </text:span><text:span text:style-name="T4">digi_ned.)</text:span></text:p>
      <text:p text:style-name="Text_20_body"><text:span text:style-name="T8">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3">Bresenham's</text:span><text:span text:style-name="T8"> line plotting algorithm.)</text:span></text:p>
      <text:p text:style-name="P22"><text:span text:style-name="Teletype"><text:span text:style-name="T17">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8">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3">without</text:span><text:span text:style-name="T6"> any sort of distribution lists.</text:span></text:p>
      <text:p text:style-name="P12">Minimize the number of radio beacons!</text:p>
      <text:h text:style-name="P45"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36" text:outline-level="1">Configuration Language</text:h>
      <text:p text:style-name="Text_20_body">System configuration language has several semi-conflicting requirements:</text:p>
      <text:list xml:id="list1873854055" text:style-name="L17">
        <text:list-item>
          <text:p text:style-name="P72">Easy to use</text:p>
        </text:list-item>
        <text:list-item>
          <text:p text:style-name="P72">Minimal setup necessary for start</text:p>
        </text:list-item>
        <text:list-item>
          <text:p text:style-name="P73">Sensible defaults</text:p>
        </text:list-item>
        <text:list-item>
          <text:p text:style-name="P73">Self-documenting</text:p>
        </text:list-item>
        <text:list-item>
          <text:p text:style-name="P73">Efficient self-diagnostics</text:p>
        </text:list-item>
        <text:list-item>
          <text:p text:style-name="P73">Powerful – as ability to define complicated things</text:p>
        </text:list-item>
      </text:list>
      <text:p text:style-name="Text_20_body"/>
      <text:p text:style-name="Text_20_body">Examples of powerful, yet miserably complicated rule writing can be seen on <text:span text:style-name="T3">digi_ned</text:span>, and <text:span text:style-name="T3">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3">aprx</text:span><text:span text:style-name="T6"> <text:s/>configuration follows “minimal setup” and “easy to use” rules, it is even “self-documenting” and “self-diagnosing”, but its lack of power becomes apparent.</text:span></text:p>
      <text:p text:style-name="P10">Some examples:</text:p>
      <text:list xml:id="list934892278" text:style-name="L18">
        <text:list-item>
          <text:p text:style-name="P74">radio serial <text:s text:c="2"/>/dev/ttyUSB0 <text:s/>19200 8n1 <text:s text:c="3"/>KISS <text:s/>callsign N0CALL-14</text:p>
        </text:list-item>
        <text:list-item>
          <text:p text:style-name="P75">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43" text:outline-level="2">APRSIS Interface Definition</text:h>
      <text:p text:style-name="P10">There can be multiple APRSIS connections defined, although only one is used at any time.</text:p>
      <text:p text:style-name="P10">Parameter sets controlling this functionality is non-trivial.</text:p>
      <text:p text:style-name="P35">&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p>
      <text:p text:style-name="P34">&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39" text:outline-level="2">Radio Interface Definitions</text:h>
      <text:p text:style-name="P10">Interfaces are of multitude, some are just plain serial ports, some can be accessed via Linux internal AX.25 network, or by some other means, platform depending.</text:p>
      <text:p text:style-name="P26"><text:span text:style-name="Teletype"><text:span text:style-name="T14">&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tab/><text:tab/># Works only on Linux systems<text:line-break/> <text:s text:c="2"/>tx-ok <text:s text:c="6"/>true<text:tab/><text:tab/><text:tab/># This is also transmitter<text:line-break/>&lt;/interface&gt;</text:span></text:span></text:p>
      <text:h text:style-name="P43" text:outline-level="2">Digipeating Definitions</text:h>
      <text:p text:style-name="P10">The powerfulness <text:s/>is necessary for controlled digipeating, where traffic from multiple sources gets transmutated to multiple destinations, with different rules for each of them.</text:p>
      <text:list xml:id="list1515974041" text:style-name="L19">
        <text:list-item>
          <text:p text:style-name="P67">Destination device definition (refer to “serial radio” entry, or AX.25 network interface), must find a “<text:span text:style-name="T12">tx-ok</text:span>” feature flag on the interface definition.</text:p>
        </text:list-item>
        <text:list-item>
          <text:p text:style-name="P67">Possible Tx-rate-limit parameters</text:p>
        </text:list-item>
        <text:list-item>
          <text:p text:style-name="P67">Groups of:</text:p>
          <text:list>
            <text:list-item>
              <text:p text:style-name="P67">Source device references (of “serial radio” or <text:span text:style-name="T12">ax25-rxport</text:span> call-signs, or “APRSIS” keyword)</text:p>
            </text:list-item>
            <text:list-item>
              <text:p text:style-name="P67">Filter rules, if none are defined, source will not pass anything in. <text:s/>Can have also subtractive filters – “everything but not that”. <text:s/>Multiple filter entries are processed in sequence.</text:p>
            </text:list-item>
            <text:list-item>
              <text:p text:style-name="P67">Digipeat limits – max requests, max executed hops.</text:p>
            </text:list-item>
            <text:list-item>
              <text:p text:style-name="P67">Control of treat WIDEn-N as TRACEn-N or not. (Default: treat as TRACE, know WIDEn-N, TRACEn-N, WIDE, TRACE, RELAY and thread them as aliases.)</text:p>
            </text:list-item>
            <text:list-item>
              <text:p text:style-name="P67">Alternate keywords that are controlled as alias of “WIDEn-N”</text:p>
            </text:list-item>
            <text:list-item>
              <text:p text:style-name="P67">Alternate keywords that are controlled as alias of “TRACEn-N”</text:p>
            </text:list-item>
            <text:list-item>
              <text:p text:style-name="P67">Additional rate-limit parameters</text:p>
            </text:list-item>
          </text:list>
        </text:list-item>
      </text:list>
      <text:p text:style-name="P10"/>
      <text:p text:style-name="P10">APRS Messaging transport needs some sensible test systems too:</text:p>
      <text:list xml:id="list1188950433" text:style-name="L20">
        <text:list-item>
          <text:p text:style-name="P68">Station has been heard directly on RF without intermediate digipeater</text:p>
        </text:list-item>
        <text:list-item>
          <text:p text:style-name="P68">Station has been heard via up to X digipeater hops (X &lt;= 2 ?)</text:p>
        </text:list-item>
      </text:list>
      <text:p text:style-name="P10">APRS messaging stations may not be able to send <text:span text:style-name="T22">any</text:span> positional data!</text:p>
      <text:p text:style-name="P10"/>
      <text:p text:style-name="P24"/>
      <text:p text:style-name="P10">Possible way to construct these groups is to have similar style of tag structure as Apache HTTPD does:</text:p>
      <text:p text:style-name="P26"><text:span text:style-name="Teletype"><text:span text:style-name="T14">&lt;digipeater&gt;<text:line-break/> <text:s text:c="2"/>transmit <text:s/>OH2XYZ-2<text:tab/># to interface with callsign OH2XYZ-2<text:line-break/> <text:s text:c="2"/>ratelimit 20<text:tab/><text:tab/># 20 posts per minute<text:line-break/># <text:s/>viscous-delay 5 <text:s text:c="6"/># 5 seconds delay on viscous digipeater<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6"><text:span text:style-name="Teletype"><text:span text:style-name="T14"/></text:span></text:p>
      <text:h text:style-name="P46"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6"><text:span text:style-name="Teletype"><text:span text:style-name="T14"><text:s text:c="3"/>&lt;trace&gt;<text:line-break/> <text:s text:c="5"/>keys <text:s text:c="3"/>RELAY,TRACE,WIDE,HEL</text:span></text:span><text:span text:style-name="Teletype"><text:span text:style-name="T14"><text:note text:id="ftn2" text:note-class="footnote"><text:note-citation>2</text:note-citation><text:note-body><text:p text:style-name="Footnote">“HEL” is airport code for Helsinki Airport, so it is quite OK for local area distribution code as well.</text:p></text:note-body></text:note></text:span></text:span><text:span text:style-name="Teletype"><text:span text:style-name="T14"><text:line-break/> <text:s text:c="5"/>maxreq <text:s/>4 <text:s text:c="4"/># Max of requested, default 4<text:line-break/> <text:s text:c="5"/>maxdone 4 <text:s text:c="4"/># Max of executed, default 4<text:line-break/> <text:s text:c="2"/>&lt;/trace&gt;</text:span></text:span></text:p>
      <text:p text:style-name="P26"><text:span text:style-name="Teletype"><text:span text:style-name="T14"/></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6"><text:span text:style-name="Teletype"><text:span text:style-name="T14"><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6"><text:span text:style-name="Teletype"><text:span text:style-name="T14"/></text:span></text:p>
      <text:h text:style-name="P46" text:outline-level="3"><text:span text:style-name="Teletype"><text:span text:style-name="T14">&lt;trace&gt;/&lt;wide&gt; Default Rules</text:span></text:span></text:h>
      <text:p text:style-name="Text_20_body"><text:span text:style-name="Teletype"><text:span text:style-name="T14">The &lt;digipeater&gt; level defaults are:</text:span></text:span></text:p>
      <text:p text:style-name="P26"><text:span text:style-name="Teletype"><text:span text:style-name="T14"><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6"><text:span text:style-name="Teletype"><text:span text:style-name="T14"/></text:span></text:p>
      <text:p text:style-name="P26"><text:span text:style-name="Teletype"><text:span text:style-name="T14">The &lt;source&gt; level defaults are:</text:span></text:span></text:p>
      <text:p text:style-name="P26"><text:span text:style-name="Teletype"><text:span text:style-name="T14"><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7"/>
      <text:h text:style-name="P43" text:outline-level="2"><text:span text:style-name="T12">NetBeacon</text:span> definitions</text:h>
      <text:p text:style-name="P15"><text:span text:style-name="T5">Netbeacons</text:span> are sent only to APRSIS, and <text:span text:style-name="T5">Rfbeacons</text:span> to radio transmitters.</text:p>
      <text:p text:style-name="P27"><text:span text:style-name="Teletype"><text:span text:style-name="T12">&lt;netbeacon&gt;<text:line-break/># to <text:s text:c="5"/>APRSIS<text:tab/><text:tab/><text:tab/># default for netbeacons<text:line-break/> <text:s/></text:span></text:span><text:span text:style-name="Teletype"><text:span text:style-name="T18">for <text:s text:c="4"/>N0CALL-13<text:tab/><text:tab/><text:tab/># must define<text:line-break/> <text:s/>dest <text:s text:c="3"/>"APRS"<text:tab/><text:tab/><text:tab/># must define<text:line-break/> <text:s/>via <text:s text:c="4"/>"TCPIP,NOGATE"<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9"><text:line-break/></text:span></text:span><text:span text:style-name="Teletype"><text:span text:style-name="T12">&lt;/netbeacon&gt;</text:span></text:span></text:p>
      <text:p text:style-name="P27"><text:span text:style-name="Teletype"><text:span text:style-name="T12">&lt;netbeacon&gt;<text:line-break/># to <text:s text:c="5"/>APRSIS<text:tab/><text:tab/><text:tab/># default for netbeacons<text:line-break/> <text:s/></text:span></text:span><text:span text:style-name="Teletype"><text:span text:style-name="T18">for <text:s text:c="4"/>N0CALL-13<text:tab/><text:tab/><text:tab/># must define<text:line-break/> <text:s/>dest <text:s text:c="3"/>"APRS"<text:tab/><text:tab/><text:tab/># must define<text:line-break/> <text:s/>via <text:s text:c="4"/>"TCPIP,NOGATE"<text:tab/><text:tab/># optional<text:line-break/># Define any APRS message payload in raw format, multiple OK!<text:line-break/> <text:s/>raw <text:s text:c="4"/>"!6016.35NR02506.36E&amp;aprx - an Rx-only iGate"</text:span></text:span><text:span text:style-name="Teletype"><text:span text:style-name="T12"><text:line-break/></text:span></text:span><text:span text:style-name="Teletype"><text:span text:style-name="T18"> <text:s/>raw <text:s text:c="4"/>"!6016.35NR02506.36E&amp;aprx - an Rx-only iGate"</text:span></text:span><text:span text:style-name="Teletype"><text:span text:style-name="T12"><text:line-break/>&lt;/netbeacon&gt;</text:span></text:span></text:p>
      <text:p text:style-name="P27"><text:span text:style-name="Teletype"><text:span text:style-name="T12"/></text:span></text:p>
      <text:h text:style-name="P43" text:outline-level="2"><text:span text:style-name="T12">RfBeacon</text:span> definitions</text:h>
      <text:p text:style-name="P16"><text:span text:style-name="Teletype"><text:span text:style-name="T21">Netbeacons</text:span></text:span><text:span text:style-name="Teletype"><text:span text:style-name="T20"> are sent only to APRSIS, and </text:span></text:span><text:span text:style-name="Teletype"><text:span text:style-name="T21">Rfbeacons</text:span></text:span><text:span text:style-name="Teletype"><text:span text:style-name="T20"> to radio transmitters.</text:span></text:span></text:p>
      <text:p text:style-name="P27"><text:span text:style-name="Teletype"><text:span text:style-name="T12">&lt;rfbeacon&gt;<text:line-break/># to <text:s text:c="5"/>OH2XYZ-2<text:tab/><text:tab/><text:tab/># defaults to first transmitter<text:line-break/> <text:s/></text:span></text:span><text:span text:style-name="Teletype"><text:span text:style-name="T18">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2"><text:line-break/>&lt;/rfbeacon&gt;</text:span></text:span></text:p>
      <text:p text:style-name="P27"><text:span text:style-name="Teletype"><text:span text:style-name="T12">&lt;rfbeacon&gt;<text:line-break/># to <text:s text:c="5"/>OH2XYZ-2<text:tab/><text:tab/><text:tab/># defaults to first transmitter<text:line-break/> <text:s/></text:span></text:span><text:span text:style-name="Teletype"><text:span text:style-name="T18">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9"><text:line-break/></text:span></text:span><text:span text:style-name="Teletype"><text:span text:style-name="T12">&lt;/rfbeacon&gt;</text:span></text:span></text:p>
      <text:p text:style-name="P24"/>
      <text:p text:style-name="P10">Configuration entry keys are:</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table:number-rows-spanned="2" office:value-type="string">
              <text:p text:style-name="Table_20_Heading">name</text:p>
            </table:table-cell>
            <table:table-cell table:style-name="Table1.A1" table:number-columns-spanned="3" office:value-type="string">
              <text:p text:style-name="Table_20_Heading">Optionality by type</text:p>
            </table:table-cell>
            <table:covered-table-cell/>
            <table:covered-table-cell/>
            <table:table-cell table:style-name="Table1.A1" table:number-rows-spanned="2" office:value-type="string">
              <text:p text:style-name="Table_20_Heading"/>
            </table:table-cell>
            <table:table-cell table:style-name="Table1.F1" table:number-rows-spanned="2" office:value-type="string">
              <text:p text:style-name="Table_20_Heading"/>
            </table:table-cell>
          </table:table-row>
        </table:table-header-rows>
        <table:table-row>
          <table:covered-table-cell/>
          <table:table-cell table:style-name="Table1.B2" office:value-type="string">
            <text:p text:style-name="P29">! <text:s/>/ </text:p>
          </table:table-cell>
          <table:table-cell table:style-name="Table1.B2" office:value-type="string">
            <text:p text:style-name="P29">;</text:p>
          </table:table-cell>
          <table:table-cell table:style-name="Table1.B2" office:value-type="string">
            <text:p text:style-name="P29">)</text:p>
          </table:table-cell>
          <table:covered-table-cell/>
          <table:covered-table-cell/>
        </table:table-row>
        <table:table-row>
          <table:table-cell table:style-name="Table1.B2" office:value-type="string">
            <text:p text:style-name="P30">to</text:p>
          </table:table-cell>
          <table:table-cell table:style-name="Table1.B2" office:value-type="string">
            <text:p text:style-name="P29">x(1)</text:p>
          </table:table-cell>
          <table:table-cell table:style-name="Table1.B2" office:value-type="string">
            <text:p text:style-name="P29">x(1)</text:p>
          </table:table-cell>
          <table:table-cell table:style-name="Table1.B2" office:value-type="string">
            <text:p text:style-name="P29">x(1)</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for</text:p>
          </table:table-cell>
          <table:table-cell table:style-name="Table1.B2" office:value-type="string">
            <text:p text:style-name="P29">--</text:p>
          </table:table-cell>
          <table:table-cell table:style-name="Table1.B2" office:value-type="string">
            <text:p text:style-name="P29">--</text:p>
          </table:table-cell>
          <table:table-cell table:style-name="Table1.B2" office:value-type="string">
            <text:p text:style-name="P29">--</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dest</text:p>
          </table:table-cell>
          <table:table-cell table:style-name="Table1.B2" office:value-type="string">
            <text:p text:style-name="P29">--</text:p>
          </table:table-cell>
          <table:table-cell table:style-name="Table1.B2" office:value-type="string">
            <text:p text:style-name="P29">--</text:p>
          </table:table-cell>
          <table:table-cell table:style-name="Table1.B2" office:value-type="string">
            <text:p text:style-name="P29">--</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via</text:p>
          </table:table-cell>
          <table:table-cell table:style-name="Table1.B2" office:value-type="string">
            <text:p text:style-name="P29">x</text:p>
          </table:table-cell>
          <table:table-cell table:style-name="Table1.B2" office:value-type="string">
            <text:p text:style-name="P29">x</text:p>
          </table:table-cell>
          <table:table-cell table:style-name="Table1.B2" office:value-type="string">
            <text:p text:style-name="P29">x</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raw</text:p>
          </table:table-cell>
          <table:table-cell table:style-name="Table1.B2" office:value-type="string">
            <text:p text:style-name="P29">X(2,5)</text:p>
          </table:table-cell>
          <table:table-cell table:style-name="Table1.B2" office:value-type="string">
            <text:p text:style-name="P29">X(2,5)</text:p>
          </table:table-cell>
          <table:table-cell table:style-name="Table1.B2" office:value-type="string">
            <text:p text:style-name="P29">X(2,5)</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type</text:p>
          </table:table-cell>
          <table:table-cell table:style-name="Table1.B2" office:value-type="string">
            <text:p text:style-name="P29">x(2)</text:p>
          </table:table-cell>
          <table:table-cell table:style-name="Table1.B2" office:value-type="string">
            <text:p text:style-name="P29">x(2)</text:p>
          </table:table-cell>
          <table:table-cell table:style-name="Table1.B2" office:value-type="string">
            <text:p text:style-name="P29">x(2)</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name</text:p>
          </table:table-cell>
          <table:table-cell table:style-name="Table1.B2" office:value-type="string">
            <text:p text:style-name="P29">invalid</text:p>
          </table:table-cell>
          <table:table-cell table:style-name="Table1.B2" office:value-type="string">
            <text:p text:style-name="P29">x(4)</text:p>
          </table:table-cell>
          <table:table-cell table:style-name="Table1.B2" office:value-type="string">
            <text:p text:style-name="P29">x(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symbol</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lat</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lon</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comment</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
          </table:table-cell>
          <table:table-cell table:style-name="Table1.B2" office:value-type="string">
            <text:p text:style-name="P29"/>
          </table:table-cell>
          <table:table-cell table:style-name="Table1.B2" office:value-type="string">
            <text:p text:style-name="P29"/>
          </table:table-cell>
          <table:table-cell table:style-name="Table1.B2" office:value-type="string">
            <text:p text:style-name="P29"/>
          </table:table-cell>
          <table:table-cell table:style-name="Table1.B2" office:value-type="string">
            <text:p text:style-name="P28"/>
          </table:table-cell>
          <table:table-cell table:style-name="Table1.F3" office:value-type="string">
            <text:p text:style-name="P28"/>
          </table:table-cell>
        </table:table-row>
      </table:table>
      <text:p text:style-name="P10"/>
      <text:p text:style-name="P10">Optionality notes:</text:p>
      <text:list xml:id="list2085565008" text:style-name="L21">
        <text:list-item>
          <text:p text:style-name="P69">Netbeacons default is APRSIS system, and no transmitter is definable. <text:s/>Rfbeacons default to first transmitter call-sign defined in &lt;interface&gt; sections, any valid transmitter call-sign is OK for “to” keyword.</text:p>
        </text:list-item>
        <text:list-item>
          <text:p text:style-name="P76"><text:span text:style-name="T6">When a “</text:span><text:span text:style-name="T3">raw</text:span><text:span text:style-name="T6">” is defined, no “</text:span><text:span text:style-name="T3">type</text:span><text:span text:style-name="T6">” must be defined, nor any other piecewise parts of symbol/item/object definitions.</text:span></text:p>
        </text:list-item>
        <text:list-item>
          <text:p text:style-name="P76"><text:span text:style-name="T6">Piecewise definitions <text:s/>of basic positional packets must define at least </text:span><text:span text:style-name="T3">type + symbol </text:span><text:span text:style-name="T15">+ lat + lon</text:span><text:span text:style-name="T14">.</text:span><text:span text:style-name="T6"> The </text:span><text:span text:style-name="T3">comment</text:span><text:span text:style-name="T6"> is optional, and </text:span><text:span text:style-name="T3">name</text:span><text:span text:style-name="T6"> is rejected if defined.</text:span></text:p>
        </text:list-item>
        <text:list-item>
          <text:p text:style-name="P76"><text:span text:style-name="T6">Piecewise definitions <text:s/>of item and object packets must define at least </text:span><text:span text:style-name="T3">type + name + symbol +</text:span><text:span text:style-name="T15"> lat + lon</text:span><text:span text:style-name="T3">.</text:span><text:span text:style-name="T6"> The </text:span><text:span text:style-name="T3">comment</text:span><text:span text:style-name="T6"> is optional.</text:span></text:p>
        </text:list-item>
        <text:list-item>
          <text:p text:style-name="P76"><text:span text:style-name="T6">Multiple “</text:span><text:span text:style-name="T3">raw</text:span><text:span text:style-name="T6">” entries are permitted, they share </text:span><text:span text:style-name="T3">t</text:span><text:span text:style-name="T15">o + for + dest + via</text:span><text:span text:style-name="T6"> -field data, and each generates a beacon entry of its own.</text:span></text:p>
        </text:list-item>
        <text:list-item>
          <text:p text:style-name="P76"><text:span text:style-name="T6">Defining timestamped position/object/item packet will get a time-stamp of “h” format (hours, minutes, seconds) generated when beacon is sent. <text:s/>This applies also to </text:span><text:span text:style-name="T3">raw</text:span><text:span text:style-name="T6"> packets! <text:s text:c="2"/>Computer must then have some reliable time source, NTP or GPS.</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30 – <text:span text:style-name="MT1">Matti Aarnio</text:span>, OH2MQK</text:p>
      </style:header>
      <style:footer>
        <text:p text:style-name="MP2"><text:page-number text:select-page="current">27</text:page-number> /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10-12T03:28:04</dc:date>
    <dc:creator>Matti KP20NG</dc:creator>
    <meta:editing-duration>PT236H02M58S</meta:editing-duration>
    <meta:editing-cycles>711</meta:editing-cycles>
    <meta:generator>OpenOffice.org/3.1$Unix OpenOffice.org_project/310m19$Build-9420</meta:generator>
    <meta:document-statistic meta:table-count="1" meta:image-count="0" meta:object-count="0" meta:page-count="27" meta:paragraph-count="352" meta:word-count="5721" meta:character-count="36203"/>
  </office:meta>
</office:document-meta>
</file>